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Airline/Ruston<text:tab/><text:tab/><text:tab/><text:tab/>5 guests along with all team memb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ber Discovery</meta:initial-creator>
    <meta:creation-date>2012-07-25T21:29:08</meta:creation-date>
    <meta:document-statistic meta:table-count="0" meta:image-count="0" meta:object-count="0" meta:page-count="1" meta:paragraph-count="1" meta:word-count="8" meta:character-count="54"/>
    <dc:date>2012-07-25T21:34:27</dc:date>
    <dc:creator>Cyber Discovery</dc:creator>
    <meta:editing-duration>PT00H05M20S</meta:editing-duration>
    <meta:editing-cycles>1</meta:editing-cycles>
    <meta:generator>OpenOffice.org/3.2$Linux OpenOffice.org_project/320m12$Build-9483</meta:generator>
  </office:meta>
</office:document-meta>
</file>